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25-02-0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24-02-1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23-02-0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22-01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20-12-0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20-01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9-02-0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2352" calcext:value-type="float">
            <text:p>58.4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8-09-0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8-02-0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7-09-1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6-12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6-02-0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5-02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3-12-1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3-01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1-12-0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1-01-2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10-01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08-02-0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07-02-1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06-02-0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301095194301</text:p>
          </table:table-cell>
          <table:table-cell office:value-type="string" calcext:value-type="string">
            <text:p>TS-60-38-807</text:p>
          </table:table-cell>
          <table:table-cell office:value-type="string" calcext:value-type="string">
            <text:p>2005-02-07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